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6ded" officeooo:paragraph-rsid="00076ded"/>
    </style:style>
    <style:style style:name="P2" style:family="paragraph" style:parent-style-name="Standard">
      <style:text-properties officeooo:rsid="00084df7" officeooo:paragraph-rsid="00084df7"/>
    </style:style>
    <style:style style:name="P3" style:family="paragraph" style:parent-style-name="Standard">
      <style:text-properties fo:font-weight="bold" officeooo:rsid="00084df7" officeooo:paragraph-rsid="00084df7" style:font-weight-asian="bold" style:font-weight-complex="bold"/>
    </style:style>
    <style:style style:name="P4" style:family="paragraph" style:parent-style-name="Standard" style:list-style-name="L1">
      <style:text-properties fo:font-weight="bold" officeooo:rsid="00086712" officeooo:paragraph-rsid="00086712" style:font-weight-asian="bold" style:font-weight-complex="bold"/>
    </style:style>
    <style:style style:name="P5" style:family="paragraph" style:parent-style-name="Standard" style:list-style-name="L2">
      <style:text-properties officeooo:rsid="00086712" officeooo:paragraph-rsid="00086712"/>
    </style:style>
    <style:style style:name="P6" style:family="paragraph" style:parent-style-name="Standard">
      <style:text-properties officeooo:rsid="0008f9ac" officeooo:paragraph-rsid="0008f9ac"/>
    </style:style>
    <style:style style:name="P7" style:family="paragraph" style:parent-style-name="Standard" style:list-style-name="L1">
      <style:text-properties fo:font-weight="bold" officeooo:rsid="0008f9ac" officeooo:paragraph-rsid="0008f9ac" style:font-weight-asian="bold" style:font-weight-complex="bold"/>
    </style:style>
    <style:style style:name="P8" style:family="paragraph" style:parent-style-name="Standard" style:list-style-name="L3">
      <style:text-properties officeooo:rsid="0009b3c3" officeooo:paragraph-rsid="0009b3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6712"/>
    </style:style>
    <style:style style:name="T3" style:family="text">
      <style:text-properties officeooo:rsid="0008f9a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ítulo</text:span>: Cadastro de Assistidos</text:p>
      <text:p text:style-name="P1"/>
      <text:p text:style-name="P1"><text:span text:style-name="T1">Status:</text:span> Em desenvolvimento</text:p>
      <text:p text:style-name="P1"/>
      <text:p text:style-name="P1"><text:span text:style-name="T1">Tecnologias: </text:span>Java, JavaScript e GitHub</text:p>
      <text:p text:style-name="P1"/>
      <text:p text:style-name="P2"><text:span text:style-name="T1">Desenvolvedor</text:span>: Clovis de Jesus</text:p>
      <text:p text:style-name="P2"/>
      <text:p text:style-name="P2"><text:span text:style-name="T1">Objetivo:</text:span> Centralizar as informações e dados cadastrais <text:s/>das famílias assistidas no projeto. seus <text:tab/> <text:s text:c="4"/>componentes (indivíduos) e usuários do sistema.</text:p>
      <text:p text:style-name="P2"/>
      <text:p text:style-name="P3">Funcionalidades <text:span text:style-name="T2">do Sistema</text:span>:</text:p>
      <text:list xml:id="list2503275326" text:style-name="L1">
        <text:list-item>
          <text:p text:style-name="P4">Funcionais:</text:p>
        </text:list-item>
      </text:list>
      <text:list text:style-name="L2">
        <text:list-item>
          <text:p text:style-name="P5">O sistema deverá:</text:p>
          <text:p text:style-name="P5"><text:s/>- cadastrar: famílias, indivíduos, usuários e senhas;</text:p>
          <text:p text:style-name="P5"><text:s/>- deletar: famílias, indivíduos, usuários e senhas;</text:p>
          <text:p text:style-name="P5"><text:s/>- alterar: famílias, indivíduos e usuários;</text:p>
          <text:p text:style-name="P5"><text:s/>- <text:span text:style-name="T3">pesquisar: famílias e indivíduos</text:span></text:p>
        </text:list-item>
      </text:list>
      <text:p text:style-name="P6"/>
      <text:list text:continue-list="list2503275326" text:style-name="L1">
        <text:list-item>
          <text:p text:style-name="P7">Não Funcionais:</text:p>
        </text:list-item>
      </text:list>
      <text:list text:style-name="L3">
        <text:list-item>
          <text:p text:style-name="P8">Acesso ao sistema através da internet</text:p>
        </text:list-item>
        <text:list-item>
          <text:p text:style-name="P8">Encriptação das senhas</text:p>
        </text:list-item>
        <text:list-item>
          <text:p text:style-name="P8">Sistema de backup semanal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7T10:09:13.784000000</meta:creation-date>
    <dc:date>2024-12-27T11:30:15.347000000</dc:date>
    <meta:editing-duration>PT19M31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6" meta:word-count="92" meta:character-count="626" meta:non-whitespace-character-count="549"/>
  </office:meta>
</office:document-meta>
</file>